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5253" officeooo:paragraph-rsid="000e5253"/>
    </style:style>
    <style:style style:name="P2" style:family="paragraph" style:parent-style-name="Standard">
      <style:text-properties fo:font-weight="bold" officeooo:rsid="000e5253" officeooo:paragraph-rsid="000e5253" style:font-weight-asian="bold" style:font-weight-complex="bold"/>
    </style:style>
    <style:style style:name="P3" style:family="paragraph" style:parent-style-name="Standard">
      <style:text-properties fo:font-weight="normal" officeooo:rsid="000e5253" officeooo:paragraph-rsid="000e5253" style:font-weight-asian="normal" style:font-weight-complex="normal"/>
    </style:style>
    <style:style style:name="P4" style:family="paragraph" style:parent-style-name="Standard">
      <style:text-properties fo:font-weight="normal" officeooo:paragraph-rsid="00135914"/>
    </style:style>
    <style:style style:name="P5" style:family="paragraph" style:parent-style-name="Standard">
      <style:text-properties fo:font-weight="normal" officeooo:rsid="00129311" officeooo:paragraph-rsid="00135914" style:font-weight-asian="normal" style:font-weight-complex="normal"/>
    </style:style>
    <style:style style:name="P6" style:family="paragraph" style:parent-style-name="Standard">
      <style:text-properties fo:font-weight="normal" officeooo:rsid="00154e72" officeooo:paragraph-rsid="00170c09" style:font-weight-asian="normal" style:font-weight-complex="normal"/>
    </style:style>
    <style:style style:name="P7" style:family="paragraph" style:parent-style-name="Standard">
      <style:text-properties fo:font-weight="normal" officeooo:rsid="00170c09" officeooo:paragraph-rsid="00170c09" style:font-weight-asian="normal" style:font-weight-complex="normal"/>
    </style:style>
    <style:style style:name="P8" style:family="paragraph" style:parent-style-name="Standard">
      <style:text-properties fo:font-weight="normal" officeooo:rsid="0017edf6" officeooo:paragraph-rsid="001a6737" style:font-weight-asian="normal" style:font-weight-complex="normal"/>
    </style:style>
    <style:style style:name="P9" style:family="paragraph" style:parent-style-name="Standard">
      <style:text-properties fo:font-weight="normal" officeooo:rsid="0017edf6" officeooo:paragraph-rsid="001a786d" style:font-weight-asian="normal" style:font-weight-complex="normal"/>
    </style:style>
    <style:style style:name="P10" style:family="paragraph" style:parent-style-name="Standard">
      <style:text-properties fo:font-weight="bold" officeooo:rsid="000e5253" officeooo:paragraph-rsid="000e5253" style:font-weight-asian="bold" style:font-weight-complex="bold"/>
    </style:style>
    <style:style style:name="P11" style:family="paragraph" style:parent-style-name="Standard">
      <style:text-properties fo:font-weight="bold" officeooo:rsid="00170c09" officeooo:paragraph-rsid="00170c09" style:font-weight-asian="bold" style:font-weight-complex="bold"/>
    </style:style>
    <style:style style:name="T1" style:family="text">
      <style:text-properties fo:font-weight="bold" style:font-weight-asian="bold" style:font-weight-complex="bold"/>
    </style:style>
    <style:style style:name="T2" style:family="text">
      <style:text-properties officeooo:rsid="00102cc9"/>
    </style:style>
    <style:style style:name="T3" style:family="text">
      <style:text-properties officeooo:rsid="00110325" style:font-weight-asian="normal" style:font-weight-complex="normal"/>
    </style:style>
    <style:style style:name="T4" style:family="text">
      <style:text-properties officeooo:rsid="00129311" style:font-weight-asian="normal" style:font-weight-complex="normal"/>
    </style:style>
    <style:style style:name="T5" style:family="text">
      <style:text-properties officeooo:rsid="00135914" style:font-weight-asian="normal" style:font-weight-complex="normal"/>
    </style:style>
    <style:style style:name="T6" style:family="text">
      <style:text-properties officeooo:rsid="00170c09"/>
    </style:style>
    <style:style style:name="T7" style:family="text">
      <style:text-properties officeooo:rsid="00189417"/>
    </style:style>
    <style:style style:name="T8" style:family="text">
      <style:text-properties officeooo:rsid="001a67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amn: </text:span>Malik Musovic (mamu1700)</text:p>
      <text:p text:style-name="P1"/>
      <text:p text:style-name="P2">Sprint 1</text:p>
      <text:p text:style-name="P2"/>
      <text:p text:style-name="P3">I participated in the planning and designing of our application (Antons Skafferi). During the group sessions we had I came up with some ideas of how we should navigate through the application, <text:span text:style-name="T2">system functionality etc. </text:span><text:s/></text:p>
      <text:p text:style-name="P3">Participated in the meeting with the client where we <text:span text:style-name="T2">represented</text:span> our <text:span text:style-name="T2">mock-ups</text:span> and <text:span text:style-name="T2">plannings. </text:span></text:p>
      <text:p text:style-name="P2"/>
      <text:p text:style-name="P2">Sprint 2</text:p>
      <text:p text:style-name="P2"/>
      <text:p text:style-name="P4"><text:span text:style-name="T3">Participated in the the meeting/s with the client and group where we decided to split the group in 3 parts, </text:span><text:span text:style-name="T4">each group having different tasks</text:span><text:span text:style-name="T3">. I choose to work with the back-end group for the application where </text:span><text:span text:style-name="T4">we started with the design of the computer system’s database with a Entity Relationship diagram. I came up with ideas of how we should divide different tables for the database and which attributes it should have. </text:span></text:p>
      <text:p text:style-name="P5">In general I focused on the bass relationships and functional dependencies of the database and my goal was to keep it as normalized as possibly. </text:p>
      <text:p text:style-name="P4"><text:span text:style-name="T4">I also took a part in the writing of laboratory assignment 2 where I describe</text:span><text:span text:style-name="T5">d</text:span><text:span text:style-name="T4"> the </text:span><text:span text:style-name="T5">substitution principle. </text:span></text:p>
      <text:p text:style-name="P2"/>
      <text:p text:style-name="P2">Sprint 3</text:p>
      <text:p text:style-name="P2"/>
      <text:p text:style-name="P6">During this sprint I started to work with javaDB <text:span text:style-name="T6">sense</text:span> the android group needed a API to work with <text:s/>.At first it was difficult to make sure that the database was up on the “cloud”, by team-working we managed to make sure that the database was accessible. Because of the difficulties of setting it up on the cloud I worked a lot with javaDB locally to make sure that the API worked, I wrote the <text:span text:style-name="T6">SQL</text:span> syntax for javaDB and uploaded it <text:span text:style-name="T6">on github </text:span>for the group sen<text:span text:style-name="T6">s</text:span>e I noticed it can take some time if you start from the beginning. I also focused on creating <text:span text:style-name="T6">JDBC </text:span>connection pools for the API in glassfish.</text:p>
      <text:p text:style-name="P6"><text:span text:style-name="T6">Also want to point out that I participated on the meetings with Martin and the group. I'ts important to be present during group meetings or being active in the chatroom so everyone knows what you are working on or should be working on and therefore reduce the chances of merging problems later. </text:span><text:s text:c="3"/></text:p>
      <text:p text:style-name="P2"/>
      <text:p text:style-name="P2">Sprint 4</text:p>
      <text:p text:style-name="P11"/>
      <text:p text:style-name="P9">During this sprint I noticed that the database group didn't have much to do sense we were done with the API and so on. I decided to move over to the android group and help them with the application sense they <text:span text:style-name="T7">needed it. We came up with this idea during the meeting with Martin. Not that I specifically should help the android group but that the database group should help the other groups.</text:span></text:p>
      <text:p text:style-name="P9"><text:span text:style-name="T7"><text:s/></text:span></text:p>
      <text:p text:style-name="P9"><text:span text:style-name="T7">Anyways, I choose to help the android group where I got the task to implement 3 buttons in the Order View one edit button one delete button and one send button. Firstly I worked with the layout of these three buttons designed them and implemented them. In the beginning it was kinda difficult to orient yourself in the application sense I was new in the android group and needed some time to adapt to how they work, by this I mean how they choose to divide classes and files in the application and how they work on github and trello. </text:span></text:p>
      <text:p text:style-name="P8"><text:span text:style-name="T8">I focused mostly on the editbutton where I implemented the popup dialog for that button and maked sure that the activity gives a result to the main Order view. <text:s text:c="4"/></text:span></text:p>
      <text:p text:style-name="P7"/>
      <text:p text:style-name="P2"/>
      <text:p text:style-name="P2"><text:soft-page-break/>Sprint 5</text:p>
      <text:p text:style-name="P2"/>
      <text:p text:style-name="P2">Sprint 6</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7T10:35:41.660714598</meta:creation-date>
    <dc:date>2020-03-13T15:24:29.696520184</dc:date>
    <meta:editing-duration>PT23M58S</meta:editing-duration>
    <meta:editing-cycles>3</meta:editing-cycles>
    <meta:generator>LibreOffice/6.0.7.3$Linux_X86_64 LibreOffice_project/00m0$Build-3</meta:generator>
    <meta:document-statistic meta:table-count="0" meta:image-count="0" meta:object-count="0" meta:page-count="2" meta:paragraph-count="18" meta:word-count="549" meta:character-count="3053" meta:non-whitespace-character-count="2503"/>
  </office:meta>
</office:document-meta>
</file>